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color="#000000" officeooo:rsid="0011b260" officeooo:paragraph-rsid="0022f0c6"/>
    </style:style>
    <style:style style:name="P2" style:family="paragraph" style:parent-style-name="Text_20_body">
      <style:text-properties fo:color="#000000" officeooo:rsid="00123549" officeooo:paragraph-rsid="0022f0c6"/>
    </style:style>
    <style:style style:name="P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rsid="00127358" officeooo:paragraph-rsid="00127358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fo:color="#000000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fo:color="#000000" officeooo:paragraph-rsid="001afd75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color="#000000" officeooo:paragraph-rsid="0007ac9b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paragraph-rsid="000cee15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rsid="000ebc4b" officeooo:paragraph-rsid="000cee15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rsid="000ebc4b" officeooo:paragraph-rsid="00110cf2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rsid="000ebc4b" officeooo:paragraph-rsid="000ebc4b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rsid="00110cf2" officeooo:paragraph-rsid="001afd75" fo:background-color="transparent"/>
    </style:style>
    <style:style style:name="P12" style:family="paragraph" style:parent-style-name="Heading_20_4">
      <style:text-properties fo:color="#000000" officeooo:rsid="0011b260" officeooo:paragraph-rsid="0022f0c6"/>
    </style:style>
    <style:style style:name="P13" style:family="paragraph" style:parent-style-name="Standard">
      <style:text-properties fo:color="#000000" officeooo:rsid="00091593" officeooo:paragraph-rsid="00091593" fo:background-color="transparent"/>
    </style:style>
    <style:style style:name="P14" style:family="paragraph" style:parent-style-name="Standard">
      <style:text-properties fo:color="#000000" officeooo:rsid="000f88a4" officeooo:paragraph-rsid="000f88a4" fo:background-color="transparent"/>
    </style:style>
    <style:style style:name="P15" style:family="paragraph" style:parent-style-name="Standard">
      <style:text-properties fo:color="#000000" officeooo:rsid="001029e0" officeooo:paragraph-rsid="001029e0" fo:background-color="transparent"/>
    </style:style>
    <style:style style:name="P16" style:family="paragraph" style:parent-style-name="Standard">
      <style:text-properties fo:color="#000000" officeooo:rsid="000774c7" officeooo:paragraph-rsid="000774c7" fo:background-color="transparent"/>
    </style:style>
    <style:style style:name="P17" style:family="paragraph" style:parent-style-name="Standard">
      <style:text-properties officeooo:paragraph-rsid="000f88a4" fo:background-color="transparent"/>
    </style:style>
    <style:style style:name="P18" style:family="paragraph" style:parent-style-name="Text_20_body" style:list-style-name="L7">
      <style:paragraph-properties fo:margin-top="0in" fo:margin-bottom="0in" loext:contextual-spacing="false"/>
      <style:text-properties fo:color="#000000" fo:background-color="transparent"/>
    </style:style>
    <style:style style:name="P19" style:family="paragraph" style:parent-style-name="Heading_20_2">
      <style:text-properties fo:color="#000000"/>
    </style:style>
    <style:style style:name="P20" style:family="paragraph" style:parent-style-name="Heading_20_2">
      <style:text-properties fo:color="#000000" officeooo:rsid="0011b260" officeooo:paragraph-rsid="0022f0c6"/>
    </style:style>
    <style:style style:name="P21" style:family="paragraph" style:parent-style-name="Heading_20_2">
      <style:paragraph-properties fo:margin-top="0in" fo:margin-bottom="0in" loext:contextual-spacing="false" fo:line-height="100%" fo:text-align="start" style:justify-single-word="false"/>
      <style:text-properties fo:color="#000000" officeooo:rsid="00127358" officeooo:paragraph-rsid="0022f0c6"/>
    </style:style>
    <style:style style:name="P22" style:family="paragraph" style:parent-style-name="Heading_20_3">
      <style:text-properties fo:color="#000000"/>
    </style:style>
    <style:style style:name="P23" style:family="paragraph" style:parent-style-name="Heading_20_3">
      <style:text-properties fo:color="#000000" fo:background-color="transparent"/>
    </style:style>
    <style:style style:name="P2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7ac9b"/>
    </style:style>
    <style:style style:name="T2" style:family="text">
      <style:text-properties officeooo:rsid="00091593"/>
    </style:style>
    <style:style style:name="T3" style:family="text">
      <style:text-properties officeooo:rsid="000b0d77"/>
    </style:style>
    <style:style style:name="T4" style:family="text">
      <style:text-properties officeooo:rsid="001029e0"/>
    </style:style>
    <style:style style:name="T5" style:family="text">
      <style:text-properties officeooo:rsid="0010d16a"/>
    </style:style>
    <style:style style:name="T6" style:family="text">
      <style:text-properties officeooo:rsid="00110cf2"/>
    </style:style>
    <style:style style:name="T7" style:family="text">
      <style:text-properties officeooo:rsid="0011b260"/>
    </style:style>
    <style:style style:name="T8" style:family="text">
      <style:text-properties officeooo:rsid="00127358"/>
    </style:style>
    <style:style style:name="T9" style:family="text">
      <style:text-properties officeooo:rsid="0014296a"/>
    </style:style>
    <style:style style:name="T10" style:family="text">
      <style:text-properties officeooo:rsid="00145058"/>
    </style:style>
    <style:style style:name="T11" style:family="text">
      <style:text-properties officeooo:rsid="0014ea68" fo:background-color="#ffff00" loext:char-shading-value="0"/>
    </style:style>
    <style:style style:name="T12" style:family="text">
      <style:text-properties officeooo:rsid="001837c9"/>
    </style:style>
    <style:style style:name="T13" style:family="text">
      <style:text-properties fo:color="#ff3300" fo:background-color="#ffffff" loext:char-shading-value="0"/>
    </style:style>
    <style:style style:name="T14" style:family="text">
      <style:text-properties fo:color="#ff3300" officeooo:rsid="0007ac9b"/>
    </style:style>
    <style:style style:name="T15" style:family="text">
      <style:text-properties officeooo:rsid="0019a5a4"/>
    </style:style>
    <style:style style:name="T16" style:family="text">
      <style:text-properties officeooo:rsid="001afd75"/>
    </style:style>
    <style:style style:name="T17" style:family="text">
      <style:text-properties officeooo:rsid="001afff4"/>
    </style:style>
    <style:style style:name="T18" style:family="text">
      <style:text-properties fo:color="#000000" officeooo:rsid="000f88a4"/>
    </style:style>
    <style:style style:name="T19" style:family="text">
      <style:text-properties fo:color="#000000" officeooo:rsid="001029e0"/>
    </style:style>
    <style:style style:name="T20" style:family="text">
      <style:text-properties fo:color="#000000" officeooo:rsid="0019a5a4"/>
    </style:style>
    <style:style style:name="T21" style:family="text">
      <style:text-properties style:font-name="Liberation Serif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T22" style:family="text">
      <style:text-properties style:font-name="Liberation Serif" fo:font-size="12pt" fo:font-weight="bold" fo:background-color="#ffffff" loext:char-shading-value="0" style:font-name-asian="Droid Sans Fallback" style:font-size-asian="12pt" style:font-weight-asian="bold" style:font-name-complex="FreeSans" style:font-size-complex="12pt" style:font-weight-complex="bold"/>
    </style:style>
    <style:style style:name="T23" style:family="text">
      <style:text-properties fo:background-color="#ffffff" loext:char-shading-value="0"/>
    </style:style>
    <style:style style:name="T24" style:family="text">
      <style:text-properties officeooo:rsid="001837c9" fo:background-color="#ffffff" loext:char-shading-value="0"/>
    </style:style>
    <style:style style:name="T25" style:family="text">
      <style:text-properties officeooo:rsid="0011b260" fo:background-color="#ffffff" loext:char-shading-value="0"/>
    </style:style>
    <style:style style:name="T26" style:family="text">
      <style:text-properties officeooo:rsid="0019a5a4" fo:background-color="#ffffff" loext:char-shading-value="0"/>
    </style:style>
    <style:style style:name="T27" style:family="text">
      <style:text-properties officeooo:rsid="001afff4" fo:background-color="#ffffff" loext:char-shading-value="0"/>
    </style:style>
    <style:style style:name="T28" style:family="text">
      <style:text-properties officeooo:rsid="001f56dd"/>
    </style:style>
    <style:style style:name="T29" style:family="text">
      <style:text-properties officeooo:rsid="0022f0c6"/>
    </style:style>
    <style:style style:name="T30" style:family="text">
      <style:text-properties officeooo:rsid="001c8d0c"/>
    </style:style>
    <style:style style:name="T31" style:family="text">
      <style:text-properties officeooo:rsid="000ebc4b"/>
    </style:style>
    <style:style style:name="T32" style:family="text">
      <style:text-properties officeooo:rsid="0011b260" fo:background-color="transparent" loext:char-shading-value="0"/>
    </style:style>
    <style:style style:name="T33" style:family="text">
      <style:text-properties officeooo:rsid="0025aa7a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Inactive Volunteer<text:span text:style-name="T2">s Facility</text:span></text:h>
      <text:h text:style-name="P22" text:outline-level="3">Back<text:span text:style-name="T9">g</text:span>round</text:h>
      <text:p text:style-name="P13"><text:span text:style-name="T15">Volunteers are t</text:span>he backbone of the work force. <text:s/>A huge amount of time and effort is put into recruitment, training and mentoring those who donate their time to the organization.</text:p>
      <text:p text:style-name="P13"/>
      <text:p text:style-name="P13">As part of the administrative process, each volunteer is asked to report the amount of time they contribute. <text:s/>This allows tracking and reporting of the work effort required to operate the facility.</text:p>
      <text:p text:style-name="P13"/>
      <text:p text:style-name="P13">Data entry of the time served for each volunteer is entered into the membership database. <text:s/>The entry of individual time records include<text:span text:style-name="T15">s</text:span> the volunteer who served, the date, category <text:span text:style-name="T4">and length </text:span>of service provided, as well as any mileage <text:span text:style-name="T4">incurred</text:span>. <text:s/>Various informative reports are available to provide operational insight <text:span text:style-name="T15">in</text:span>to the amount and types of volunteer support provided.</text:p>
      <text:p text:style-name="P13"/>
      <text:p text:style-name="P17"><text:span text:style-name="T18">Currently all volunteers are required to be members and, as such, are entered </text:span><text:span text:style-name="T20">into</text:span><text:span text:style-name="T18"> the membership database. <text:s/>When appropriate training has been undertaken the supporter will begin to serve in a volunteer capacity and report their service time for entry </text:span>into<text:span text:style-name="T18"> the volunteer database. <text:s/></text:span><text:span text:style-name="T19">A member is re-classified as a 'volunteer' when service time starts to be logged. <text:s/>At that time, the volunteer is also registered on one or more </text:span><office:annotation office:name="__Annotation__175_12724341"><dc:creator>Unknown Author</dc:creator><dc:date>2015-06-10T21:08:20</dc:date><text:list text:style-name=""><text:list-item><text:p text:style-name="P24"><text:span text:style-name="T34">Ref. Comment above.</text:span></text:p></text:list-item></text:list></office:annotation><text:span text:style-name="T19">email lists.</text:span><office:annotation-end office:name="__Annotation__175_12724341"/></text:p>
      <text:p text:style-name="P14"/>
      <text:p text:style-name="P15">Information <text:span text:style-name="T15">is </text:span>made available to volunteers via email. <text:s/>Notices are sent to the various email lists depending on need. <text:s/>In addition, a distribution of the volunteer newsletter is made to all volunteers, usually on a monthly basis.</text:p>
      <text:p text:style-name="P15"><text:s/></text:p>
      <text:p text:style-name="P15">When a supporter no longer want<text:span text:style-name="T30">s</text:span> to contribute volunteer service time, their membership record should be appropriately updated to remove them from volunteer <text:span text:style-name="T15">status</text:span>.</text:p>
      <text:p text:style-name="P14"/>
      <text:h text:style-name="P23" text:outline-level="3">Implementation</text:h>
      <text:p text:style-name="P16">The <text:span text:style-name="T4">ability to remove a volunteer from the roster </text:span>is implemented by:</text:p>
      <text:p text:style-name="P16"/>
      <text:list xml:id="list3646380904563669204" text:style-name="L7">
        <text:list-item>
          <text:p text:style-name="P18"><text:span text:style-name="T3">providing a system defined</text:span> 'special' <text:span text:style-name="T3">mailing list</text:span> named '<text:span text:style-name="T33">Vol </text:span>Inactive' <text:span text:style-name="T15">that is visible only to administrative users of the </text:span><office:annotation office:name="__Annotation__176_12724341"><dc:creator>Unknown Author</dc:creator><dc:date>2015-06-10T21:11:37</dc:date><text:list text:style-name=""><text:list-item><text:p text:style-name="P24"><text:span text:style-name="T34">This is another term that is variously stated—this one being the longest.</text:span></text:p></text:list-item></text:list></office:annotation><text:span text:style-name="T15">membership system volunteer interface</text:span><office:annotation-end office:name="__Annotation__176_12724341"/><text:span text:style-name="T15">.</text:span> </text:p>
        </text:list-item>
        <text:list-item>
          <text:p text:style-name="P18"><text:span text:style-name="T1">update the supporter's email lists</text:span><text:span text:style-name="T14"> </text:span><text:span text:style-name="T1">to </text:span>add the mailing list '<text:span text:style-name="T33">Vol </text:span>Inactive' (thus identifying the supporter as a prior volunteer), </text:p>
        </text:list-item>
        <text:list-item>
          <text:p text:style-name="P18">reclassify the supporter as a 'non-volunteer' – <text:span text:style-name="T15">i.e., as </text:span>a member or donor.</text:p>
        </text:list-item>
      </text:list>
      <text:p text:style-name="P4"/>
      <text:p text:style-name="P5">Doing these steps <text:span text:style-name="T15">will</text:span>: 1. remove <text:span text:style-name="T1">inactive supporters </text:span>from the volunteer roster <text:span text:style-name="T5">(they will no longer receive email notices or newsletters)</text:span> <text:span text:style-name="T1">and</text:span>, 2. identify those <text:span text:style-name="T16">supporters </text:span>that <text:span text:style-name="T16">had once</text:span> trained and served as volunteers in case, for example, extra, trained, qualified volunteers <text:span text:style-name="T16">were needed </text:span>in an emergency.</text:p>
      <text:p text:style-name="P6"/>
      <text:p text:style-name="P8">For admin users, a link on the 'Send Mail' page is provided to allow sending of an email message to all supporters that have been designated as '<text:span text:style-name="T33">Vol </text:span>Inactive' regardless of their member status.</text:p>
      <text:p text:style-name="P7"/>
      <text:h text:style-name="P23" text:outline-level="3">Identification of Inactive Volunteers</text:h>
      <text:p text:style-name="P9">The primary source of information that could be used to assess the candidacy of a volunteer to be classified as inactive is the 'Volunteer Exception Report'. <text:s/><text:span text:style-name="T16">Volunteers</text:span> that <text:span text:style-name="T16">have</text:span> not reported service time within the <office:annotation office:name="__Annotation__187_12724341"><dc:creator>Unknown Author</dc:creator><dc:date>2015-06-10T21:22:46</dc:date><text:list text:continue-numbering="true" text:style-name=""><text:list-item><text:p text:style-name="P24"><text:span text:style-name="T34">In the section headers this is called “expiration period”</text:span></text:p></text:list-item></text:list></office:annotation>reporting period<office:annotation-end office:name="__Annotation__187_12724341"/> (now set at 60 days) are listed. <text:s/><text:span text:style-name="T6">Additionally, volunteers that have been marked as 'Vol Inactive' but still have a member status of 'volunteer' are listed.</text:span> <text:s/></text:p>
      <text:p text:style-name="P9"/>
      <text:p text:style-name="P9"><text:soft-page-break/><text:span text:style-name="T16">All sections of the Volunteer Exception Report</text:span> should be previewed and assessed by Center management staff <text:span text:style-name="T6">periodically </text:span>and those that are <text:span text:style-name="T6">confirmed as inactive </text:span>should have their supporter records updated as previously outlined.</text:p>
      <text:p text:style-name="P10"/>
      <text:p text:style-name="P11">It is a volunteer admin function to modify a supporter's record to set the volunteer to '<text:span text:style-name="T33">Vol </text:span>Inactive'. <text:s/>At the same time, the supporter record should be updated to indicate that the supporter is now a 'member' or a 'donor'. <text:s/>The inactive setting on a volunteer record will prevent the volunteer <text:span text:style-name="T16">from</text:span> having any service time entered for them<text:span text:style-name="T31">.</text:span></text:p>
      <text:p text:style-name="P9"/>
      <text:p text:style-name="P10">In addition, those reporting volunteer time that are not classified as volunteers are also listed.</text:p>
      <text:p text:style-name="P10"/>
      <text:h text:style-name="P22" text:outline-level="3">Inactive Volunteer Listing</text:h>
      <text:p text:style-name="P3">In the case that there is ever a need, there is the ability to identify and send an email message to all former volunteers. <text:s/>This facility is embedded in the regular 'Send Email' function of the <text:span text:style-name="T23">volunteer system</text:span><text:span text:style-name="T13"> </text:span>but is only available to system users that are registered as administrative users.</text:p>
      <text:p text:style-name="P3"/>
      <text:p text:style-name="P3">While it might not be immediately obvious, the need for such a facility might arise in the event of a shortage of qualified, trained volunteers to assist with <text:span text:style-name="T27">an</text:span><text:span text:style-name="T17"> </text:span>extraordinary or emergency situation. <text:s/>It is assumed that all supporters that have provided volunteer effort in the past will still have the knowledge and skills that could be used in adverse situations.</text:p>
      <text:p text:style-name="P3"/>
      <text:h text:style-name="P20" text:outline-level="2"><text:span text:style-name="T29">Suggested </text:span>Corrective Actions:</text:h>
      <text:p text:style-name="P1">These actions correspond to the sections reported in the Volunteer Exception Report. <text:s/><text:span text:style-name="T10">They are documented at the beginning to facilitate on-line access. <text:s/>The sections will only appear on the report if there are any MCIDs that qualify.</text:span></text:p>
      <text:h text:style-name="P12" text:outline-level="4">There are<text:span text:style-name="T21"> </text:span><text:span text:style-name="T22">___</text:span> volunteer MCIDs with NO reported volunteer time in the expiration period.</text:h>
      <text:p text:style-name="P1">This section of the report should <text:span text:style-name="T8">be </text:span>printed out and provided to the Center Operations Committee (COPS) to review and approve reclassification of any/all of MCIDs listed to a non-volunteer status. <text:s/></text:p>
      <text:p text:style-name="P1">Reclassification <text:span text:style-name="T8">steps must be performed by an administrative user and </text:span>consists of <office:annotation office:name="__Annotation__160_12724341"><dc:creator>Unknown Author</dc:creator><dc:date>2015-06-10T20:41:33</dc:date><text:list text:continue-numbering="true" text:style-name=""><text:list-item><text:p text:style-name="P24"><text:span text:style-name="T34">Not sure what this is.</text:span></text:p></text:list-item></text:list></office:annotation>adding '<text:span text:style-name="T33">Vol </text:span>Inactive' to the <text:span text:style-name="T8">mailing lists </text:span>of the MCID record <office:annotation-end office:name="__Annotation__160_12724341"/>then changing the Member Status and Member Type fields of the supporter record to a member or donor designation. <text:s/><text:span text:style-name="T28">Other mailing lists selected should be left for future reference.</text:span></text:p>
      <text:h text:style-name="P12" text:outline-level="4">There are <text:span text:style-name="T23">___</text:span> non-volunteer MCIDs that HAVE reported volunteer time during the expiration per<text:span text:style-name="T11">i</text:span>od.</text:h>
      <text:p text:style-name="P1">All MCIDs <text:span text:style-name="T23">list</text:span><text:span text:style-name="T24">ed</text:span> in this section of the report should be <text:span text:style-name="T24">reclassified</text:span> as a volunteer by changing the Member Status and Member Type fields of the supporter record to a volunteer designation.</text:p>
      <text:h text:style-name="P12" text:outline-level="4">There are <text:span text:style-name="T23">___</text:span> volunteer MCIDs <text:span text:style-name="T12">that are </text:span>marked as 'Inactive'.</text:h>
      <text:p text:style-name="P2">The MCIDs listed need to be reviewed and <text:span text:style-name="T8">an administrative user must </text:span>either <office:annotation office:name="__Annotation__163_12724341"><dc:creator>Unknown Author</dc:creator><dc:date>2015-06-10T20:43:49</dc:date><text:list text:continue-numbering="true" text:style-name=""><text:list-item><text:p text:style-name="P24"><text:span text:style-name="T34">Not sure what this is.</text:span></text:p></text:list-item></text:list></office:annotation><text:span text:style-name="T8">remove </text:span>the '<text:span text:style-name="T33">Vol </text:span>Inactive' flag from the Lists of the volunteer<office:annotation-end office:name="__Annotation__163_12724341"/> OR <text:span text:style-name="T25">chang</text:span><text:span text:style-name="T26">e</text:span><text:span text:style-name="T7"> the Member Status and Member Type fields of the supporter record to a </text:span><text:span text:style-name="T25">member or donor</text:span><text:span text:style-name="T32"> </text:span><text:span text:style-name="T7">designation.</text:span></text:p>
      <text:h text:style-name="P12" text:outline-level="4">There are <text:span text:style-name="T23">___</text:span> volunteer MCIDs that are not on ANY <office:annotation office:name="__Annotation__166_12724341"><dc:creator>Unknown Author</dc:creator><dc:date>2015-06-10T20:48:29</dc:date><text:list text:continue-numbering="true" text:style-name=""><text:list-item><text:p text:style-name="P24"><text:span text:style-name="T34">In the first section this is referred to as “mailing list” and in paragraph above this one it is referred to as “the Lists” – which term to use? See text in RED.</text:span></text:p></text:list-item></text:list></office:annotation><text:span text:style-name="T21">email list</text:span><office:annotation-end office:name="__Annotation__166_12724341"/>.</text:h>
      <text:p text:style-name="P2">Any <text:span text:style-name="T23">MCID</text:span> listed in <text:span text:style-name="T23">th</text:span><text:span text:style-name="T24">is</text:span> section should be assumed to <text:span text:style-name="T10">have </text:span>withdraw<text:span text:style-name="T10">n</text:span> from being a volunteer. <text:s/>These MCIDs should be reclassified <text:span text:style-name="T7">by changing the Member Status and Member Type fields of the supporter record to a member or donor designation.</text:span></text:p>
      <text:h text:style-name="P2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Klinzman</meta:initial-creator>
    <meta:creation-date>2010-04-13T12:05:18</meta:creation-date>
    <dc:date>2015-06-12T21:45:43.471805502</dc:date>
    <meta:editing-duration>PT3H18M14S</meta:editing-duration>
    <meta:editing-cycles>18</meta:editing-cycles>
    <meta:generator>LibreOffice/4.4.2.2$Linux_X86_64 LibreOffice_project/40m0$Build-2</meta:generator>
    <dc:creator>Dave Klinzman</dc:creator>
    <meta:document-statistic meta:table-count="0" meta:image-count="0" meta:object-count="0" meta:page-count="2" meta:paragraph-count="35" meta:word-count="986" meta:character-count="6124" meta:non-whitespace-character-count="5148"/>
  </office:meta>
</office:document-meta>
</file>